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49.66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48.84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1.14pt"/>
    </style:style>
    <style:style style:name="co20" style:family="table-column">
      <style:table-column-properties fo:break-before="auto" style:column-width="82.8pt"/>
    </style:style>
    <style:style style:name="co21" style:family="table-column">
      <style:table-column-properties fo:break-before="auto" style:column-width="14.66pt"/>
    </style:style>
    <style:style style:name="co22" style:family="table-column">
      <style:table-column-properties fo:break-before="auto" style:column-width="75.86pt"/>
    </style:style>
    <style:style style:name="co23" style:family="table-column">
      <style:table-column-properties fo:break-before="auto" style:column-width="47.31pt"/>
    </style:style>
    <style:style style:name="co24" style:family="table-column">
      <style:table-column-properties fo:break-before="auto" style:column-width="45.01pt"/>
    </style:style>
    <style:style style:name="co25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display objects" table:style-name="ta1"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FFTdisp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WFdis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EZE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CALE_H</text:p>
          </table:table-cell>
          <table:table-cell office:value-type="string" calcext:value-type="string">
            <text:p>LINE_H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78" calcext:value-type="float">
            <text:p>778</text:p>
          </table:table-cell>
          <table:table-cell table:formula="of:=[.$B2]-2*BEZEL" office:value-type="float" office:value="774" calcext:value-type="float">
            <text:p>774</text:p>
          </table:table-cell>
          <table:table-cell table:formula="of:=[.$B2]-2*BEZEL" office:value-type="float" office:value="774" calcext:value-type="float">
            <text:p>774</text:p>
          </table:table-cell>
          <table:table-cell table:formula="of:=[.$B2]-2*BEZEL" office:value-type="float" office:value="774" calcext:value-type="float">
            <text:p>774</text:p>
          </table:table-cell>
          <table:table-cell table:formula="of:=[.$B2]-2*BEZEL" office:value-type="float" office:value="774" calcext:value-type="float">
            <text:p>7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35" calcext:value-type="float">
            <text:p>135</text:p>
          </table:table-cell>
          <table:table-cell table:formula="of:=INT([.$B3]*RATIO)" office:value-type="float" office:value="13" calcext:value-type="float">
            <text:p>13</text:p>
          </table:table-cell>
          <table:table-cell table:formula="of:=LINE_H" office:value-type="float" office:value="1" calcext:value-type="float">
            <text:p>1</text:p>
          </table:table-cell>
          <table:table-cell table:formula="of:=[.$B3]-[.C3]-LINE_H-SCALE_H" office:value-type="float" office:value="95" calcext:value-type="float">
            <text:p>95</text:p>
          </table:table-cell>
          <table:table-cell table:formula="of:=SCALE_H" office:value-type="float" office:value="26" calcext:value-type="float">
            <text:p>26</text:p>
          </table:table-cell>
          <table:table-cell table:formula="of:=SUM([.C3:.F3])-[.$B3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7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irst_point_to_first_x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first_point_n</text:p>
          </table:table-cell>
          <table:table-cell office:value-type="string" calcext:value-type="string">
            <text:p>first_sigx</text:p>
          </table:table-cell>
          <table:table-cell office:value-type="string" calcext:value-type="string">
            <text:p>computed</text:p>
          </table:table-cell>
          <table:table-cell/>
          <table:table-cell office:value-type="string" calcext:value-type="string">
            <text:p>last_point_n</text:p>
          </table:table-cell>
          <table:table-cell office:value-type="string" calcext:value-type="string">
            <text:p>last_sigx</text:p>
          </table:table-cell>
          <table:table-cell office:value-type="string" calcext:value-type="string">
            <text:p>computed</text:p>
          </table:table-cell>
          <table:table-cell/>
          <table:table-cell office:value-type="string" calcext:value-type="string">
            <text:p>disp_width</text:p>
          </table:table-cell>
          <table:table-cell office:value-type="string" calcext:value-type="string">
            <text:p>SCOPE_DATA_SPAN_SIZ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+INT(([.A2]-1)*(disp_width-1)/(SCOPE_DATA_SPAN_SIZE - 1))" office:value-type="float" office:value="-1" calcext:value-type="float">
            <text:p>-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formula="of:=INT([.E2]*(disp_width-1)/(SCOPE_DATA_SPAN_SIZE - 1))" office:value-type="float" office:value="79" calcext:value-type="float">
            <text:p>79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1+INT(([.A3]-1)*(disp_width-1)/(SCOPE_DATA_SPAN_SIZE - 1))" office:value-type="float" office:value="80" calcext:value-type="float">
            <text:p>8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table:formula="of:=INT([.E3]*(disp_width-1)/(SCOPE_DATA_SPAN_SIZE - 1)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formula="of:=1+INT(([.A4]-1)*(disp_width-1)/(SCOPE_DATA_SPAN_SIZE - 1))" office:value-type="float" office:value="162" calcext:value-type="float">
            <text:p>16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  <table:table-cell table:formula="of:=INT([.E4]*(disp_width-1)/(SCOPE_DATA_SPAN_SIZE - 1)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3" calcext:value-type="float">
            <text:p>243</text:p>
          </table:table-cell>
          <table:table-cell table:formula="of:=1+INT(([.A5]-1)*(disp_width-1)/(SCOPE_DATA_SPAN_SIZE - 1))" office:value-type="float" office:value="243" calcext:value-type="float">
            <text:p>24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24" calcext:value-type="float">
            <text:p>324</text:p>
          </table:table-cell>
          <table:table-cell table:formula="of:=INT([.E5]*(disp_width-1)/(SCOPE_DATA_SPAN_SIZE - 1)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table:formula="of:=1+INT(([.A6]-1)*(disp_width-1)/(SCOPE_DATA_SPAN_SIZE - 1))" office:value-type="float" office:value="325" calcext:value-type="float">
            <text:p>32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406" calcext:value-type="float">
            <text:p>406</text:p>
          </table:table-cell>
          <table:table-cell table:formula="of:=INT([.E6]*(disp_width-1)/(SCOPE_DATA_SPAN_SIZE - 1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7" calcext:value-type="float">
            <text:p>407</text:p>
          </table:table-cell>
          <table:table-cell table:formula="of:=1+INT(([.A7]-1)*(disp_width-1)/(SCOPE_DATA_SPAN_SIZE - 1))" office:value-type="float" office:value="407" calcext:value-type="float">
            <text:p>40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87" calcext:value-type="float">
            <text:p>487</text:p>
          </table:table-cell>
          <table:table-cell table:formula="of:=INT([.E7]*(disp_width-1)/(SCOPE_DATA_SPAN_SIZE - 1))"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8" calcext:value-type="float">
            <text:p>488</text:p>
          </table:table-cell>
          <table:table-cell table:formula="of:=1+INT(([.A8]-1)*(disp_width-1)/(SCOPE_DATA_SPAN_SIZE - 1))" office:value-type="float" office:value="488" calcext:value-type="float">
            <text:p>488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569" calcext:value-type="float">
            <text:p>569</text:p>
          </table:table-cell>
          <table:table-cell table:formula="of:=INT([.E8]*(disp_width-1)/(SCOPE_DATA_SPAN_SIZE - 1))"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70" calcext:value-type="float">
            <text:p>570</text:p>
          </table:table-cell>
          <table:table-cell table:formula="of:=1+INT(([.A9]-1)*(disp_width-1)/(SCOPE_DATA_SPAN_SIZE - 1))" office:value-type="float" office:value="570" calcext:value-type="float">
            <text:p>57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650" calcext:value-type="float">
            <text:p>650</text:p>
          </table:table-cell>
          <table:table-cell table:formula="of:=INT([.E9]*(disp_width-1)/(SCOPE_DATA_SPAN_SIZE - 1))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1" calcext:value-type="float">
            <text:p>651</text:p>
          </table:table-cell>
          <table:table-cell table:formula="of:=1+INT(([.A10]-1)*(disp_width-1)/(SCOPE_DATA_SPAN_SIZE - 1))" office:value-type="float" office:value="651" calcext:value-type="float">
            <text:p>65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732" calcext:value-type="float">
            <text:p>732</text:p>
          </table:table-cell>
          <table:table-cell table:formula="of:=INT([.E10]*(disp_width-1)/(SCOPE_DATA_SPAN_SIZE - 1))"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33" calcext:value-type="float">
            <text:p>733</text:p>
          </table:table-cell>
          <table:table-cell table:formula="of:=1+INT(([.A11]-1)*(disp_width-1)/(SCOPE_DATA_SPAN_SIZE - 1))" office:value-type="float" office:value="733" calcext:value-type="float">
            <text:p>73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773" calcext:value-type="float">
            <text:p>773</text:p>
          </table:table-cell>
          <table:table-cell table:formula="of:=INT([.E11]*(disp_width-1)/(SCOPE_DATA_SPAN_SIZE - 1))" office:value-type="float" office:value="773" calcext:value-type="float">
            <text:p>773</text:p>
          </table:table-cell>
          <table:table-cell table:number-columns-repeated="3"/>
        </table:table-row>
      </table:table>
      <table:table table:name="WFdisp_draw test" table:style-name="ta1">
        <table:table-column table:style-name="co16" table:visibility="collapse" table:number-columns-repeated="2" table:default-cell-style-name="Default"/>
        <table:table-column table:style-name="co8" table:default-cell-style-name="Default"/>
        <table:table-column table:style-name="co17" table:number-columns-repeated="4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ixmap_a</text:p>
          </table:table-cell>
          <table:table-cell office:value-type="string" calcext:value-type="string">
            <text:p>pixmap_b</text:p>
          </table:table-cell>
          <table:table-cell office:value-type="string" calcext:value-type="string">
            <text:p>head_y</text:p>
          </table:table-cell>
          <table:table-cell office:value-type="string" calcext:value-type="string">
            <text:p>a_y</text:p>
          </table:table-cell>
          <table:table-cell office:value-type="string" calcext:value-type="string">
            <text:p>a_h</text:p>
          </table:table-cell>
          <table:table-cell office:value-type="string" calcext:value-type="string">
            <text:p>b_y</text:p>
          </table:table-cell>
          <table:table-cell office:value-type="string" calcext:value-type="string">
            <text:p>b_h</text:p>
          </table:table-cell>
          <table:table-cell office:value-type="string" calcext:value-type="string">
            <text:p>pixmap_a</text:p>
          </table:table-cell>
          <table:table-cell office:value-type="string" calcext:value-type="string">
            <text:p>pixmap_b</text:p>
          </table:table-cell>
          <table:table-cell office:value-type="string" calcext:value-type="string">
            <text:p>pix→head_y</text:p>
          </table:table-cell>
          <table:table-cell office:value-type="string" calcext:value-type="string">
            <text:p>head_y→b_h</text:p>
          </table:table-cell>
          <table:table-cell office:value-type="string" calcext:value-type="string">
            <text:p>a_y→40</text:p>
          </table:table-cell>
          <table:table-cell office:value-type="string" calcext:value-type="string">
            <text:p>a_h→b_y</text:p>
          </table:table-cell>
          <table:table-cell office:value-type="string" calcext:value-type="string">
            <text:p>a_h+b_h=disp_h</text:p>
          </table:table-cell>
          <table:table-cell/>
          <table:table-cell office:value-type="string" calcext:value-type="string">
            <text:p>SIZEOF_RGBI</text:p>
          </table:table-cell>
          <table:table-cell office:value-type="string" calcext:value-type="string">
            <text:p>DISP_W</text:p>
          </table:table-cell>
          <table:table-cell office:value-type="string" calcext:value-type="string">
            <text:p>DISP_H</text:p>
          </table:table-cell>
        </table:table-row>
        <table:table-row table:style-name="ro1">
          <table:table-cell office:value-type="string" calcext:value-type="string">
            <text:p>211c070</text:p>
          </table:table-cell>
          <table:table-cell office:value-type="string" calcext:value-type="string">
            <text:p>20f4b9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HEX2DEC([.A2])" office:value-type="float" office:value="34717808" calcext:value-type="float">
            <text:p>34717808</text:p>
          </table:table-cell>
          <table:table-cell table:formula="of:=HEX2DEC([.B2])" office:value-type="float" office:value="34556816" calcext:value-type="float">
            <text:p>34556816</text:p>
          </table:table-cell>
          <table:table-cell table:formula="of:=[.C2]-([.H2]-[.I2])/SIZEOF_RGBI/DISP_W" office:value-type="float" office:value="0" calcext:value-type="float">
            <text:p>0</text:p>
          </table:table-cell>
          <table:table-cell table:formula="of:=[.C2]-[.G2]" office:value-type="float" office:value="0" calcext:value-type="float">
            <text:p>0</text:p>
          </table:table-cell>
          <table:table-cell table:formula="of:=[.D2]-40" office:value-type="float" office:value="0" calcext:value-type="float">
            <text:p>0</text:p>
          </table:table-cell>
          <table:table-cell table:formula="of:=[.D2]+[.E2]-[.F2]" office:value-type="float" office:value="0" calcext:value-type="float">
            <text:p>0</text:p>
          </table:table-cell>
          <table:table-cell table:formula="of:=DISP_H-[.E2]-[.G2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4" calcext:value-type="float">
            <text:p>7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11b458</text:p>
          </table:table-cell>
          <table:table-cell office:value-type="string" calcext:value-type="string">
            <text:p>20f4b9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HEX2DEC([.A3])" office:value-type="float" office:value="34714712" calcext:value-type="float">
            <text:p>34714712</text:p>
          </table:table-cell>
          <table:table-cell table:formula="of:=HEX2DEC([.B3])" office:value-type="float" office:value="34556816" calcext:value-type="float">
            <text:p>34556816</text:p>
          </table:table-cell>
          <table:table-cell table:formula="of:=[.C3]-([.H3]-[.I3])/SIZEOF_RGBI/DISP_W" office:value-type="float" office:value="0" calcext:value-type="float">
            <text:p>0</text:p>
          </table:table-cell>
          <table:table-cell table:formula="of:=[.C3]-[.G3]" office:value-type="float" office:value="0" calcext:value-type="float">
            <text:p>0</text:p>
          </table:table-cell>
          <table:table-cell table:formula="of:=[.D3]-40" office:value-type="float" office:value="0" calcext:value-type="float">
            <text:p>0</text:p>
          </table:table-cell>
          <table:table-cell table:formula="of:=[.D3]+[.E3]-[.F3]" office:value-type="float" office:value="0" calcext:value-type="float">
            <text:p>0</text:p>
          </table:table-cell>
          <table:table-cell table:formula="of:=DISP_H-[.E3]-[.G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a840</text:p>
          </table:table-cell>
          <table:table-cell office:value-type="string" calcext:value-type="string">
            <text:p>20f4b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HEX2DEC([.A4])" office:value-type="float" office:value="34711616" calcext:value-type="float">
            <text:p>34711616</text:p>
          </table:table-cell>
          <table:table-cell table:formula="of:=HEX2DEC([.B4])" office:value-type="float" office:value="34556816" calcext:value-type="float">
            <text:p>34556816</text:p>
          </table:table-cell>
          <table:table-cell table:formula="of:=[.C4]-([.H4]-[.I4])/SIZEOF_RGBI/DISP_W" office:value-type="float" office:value="0" calcext:value-type="float">
            <text:p>0</text:p>
          </table:table-cell>
          <table:table-cell table:formula="of:=[.C4]-[.G4]" office:value-type="float" office:value="0" calcext:value-type="float">
            <text:p>0</text:p>
          </table:table-cell>
          <table:table-cell table:formula="of:=[.D4]-40" office:value-type="float" office:value="0" calcext:value-type="float">
            <text:p>0</text:p>
          </table:table-cell>
          <table:table-cell table:formula="of:=[.D4]+[.E4]-[.F4]" office:value-type="float" office:value="0" calcext:value-type="float">
            <text:p>0</text:p>
          </table:table-cell>
          <table:table-cell table:formula="of:=DISP_H-[.E4]-[.G4]" office:value-type="float" office:value="0" calcext:value-type="float">
            <text:p>0</text:p>
          </table:table-cell>
          <table:table-cell/>
          <table:table-cell office:value-type="string" calcext:value-type="string">
            <text:p>Test run against commit [master 11e93f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9c28</text:p>
          </table:table-cell>
          <table:table-cell office:value-type="string" calcext:value-type="string">
            <text:p>20f4b9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HEX2DEC([.A5])" office:value-type="float" office:value="34708520" calcext:value-type="float">
            <text:p>34708520</text:p>
          </table:table-cell>
          <table:table-cell table:formula="of:=HEX2DEC([.B5])" office:value-type="float" office:value="34556816" calcext:value-type="float">
            <text:p>34556816</text:p>
          </table:table-cell>
          <table:table-cell table:formula="of:=[.C5]-([.H5]-[.I5])/SIZEOF_RGBI/DISP_W" office:value-type="float" office:value="0" calcext:value-type="float">
            <text:p>0</text:p>
          </table:table-cell>
          <table:table-cell table:formula="of:=[.C5]-[.G5]" office:value-type="float" office:value="0" calcext:value-type="float">
            <text:p>0</text:p>
          </table:table-cell>
          <table:table-cell table:formula="of:=[.D5]-40" office:value-type="float" office:value="0" calcext:value-type="float">
            <text:p>0</text:p>
          </table:table-cell>
          <table:table-cell table:formula="of:=[.D5]+[.E5]-[.F5]" office:value-type="float" office:value="0" calcext:value-type="float">
            <text:p>0</text:p>
          </table:table-cell>
          <table:table-cell table:formula="of:=DISP_H-[.E5]-[.G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9010</text:p>
          </table:table-cell>
          <table:table-cell office:value-type="string" calcext:value-type="string">
            <text:p>20f4b9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HEX2DEC([.A6])" office:value-type="float" office:value="34705424" calcext:value-type="float">
            <text:p>34705424</text:p>
          </table:table-cell>
          <table:table-cell table:formula="of:=HEX2DEC([.B6])" office:value-type="float" office:value="34556816" calcext:value-type="float">
            <text:p>34556816</text:p>
          </table:table-cell>
          <table:table-cell table:formula="of:=[.C6]-([.H6]-[.I6])/SIZEOF_RGBI/DISP_W" office:value-type="float" office:value="0" calcext:value-type="float">
            <text:p>0</text:p>
          </table:table-cell>
          <table:table-cell table:formula="of:=[.C6]-[.G6]" office:value-type="float" office:value="0" calcext:value-type="float">
            <text:p>0</text:p>
          </table:table-cell>
          <table:table-cell table:formula="of:=[.D6]-40" office:value-type="float" office:value="0" calcext:value-type="float">
            <text:p>0</text:p>
          </table:table-cell>
          <table:table-cell table:formula="of:=[.D6]+[.E6]-[.F6]" office:value-type="float" office:value="0" calcext:value-type="float">
            <text:p>0</text:p>
          </table:table-cell>
          <table:table-cell table:formula="of:=DISP_H-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83f8</text:p>
          </table:table-cell>
          <table:table-cell office:value-type="string" calcext:value-type="string">
            <text:p>20f4b9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HEX2DEC([.A7])" office:value-type="float" office:value="34702328" calcext:value-type="float">
            <text:p>34702328</text:p>
          </table:table-cell>
          <table:table-cell table:formula="of:=HEX2DEC([.B7])" office:value-type="float" office:value="34556816" calcext:value-type="float">
            <text:p>34556816</text:p>
          </table:table-cell>
          <table:table-cell table:formula="of:=[.C7]-([.H7]-[.I7])/SIZEOF_RGBI/DISP_W" office:value-type="float" office:value="0" calcext:value-type="float">
            <text:p>0</text:p>
          </table:table-cell>
          <table:table-cell table:formula="of:=[.C7]-[.G7]" office:value-type="float" office:value="0" calcext:value-type="float">
            <text:p>0</text:p>
          </table:table-cell>
          <table:table-cell table:formula="of:=[.D7]-40" office:value-type="float" office:value="0" calcext:value-type="float">
            <text:p>0</text:p>
          </table:table-cell>
          <table:table-cell table:formula="of:=[.D7]+[.E7]-[.F7]" office:value-type="float" office:value="0" calcext:value-type="float">
            <text:p>0</text:p>
          </table:table-cell>
          <table:table-cell table:formula="of:=DISP_H-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77e0</text:p>
          </table:table-cell>
          <table:table-cell office:value-type="string" calcext:value-type="string">
            <text:p>20f4b9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HEX2DEC([.A8])" office:value-type="float" office:value="34699232" calcext:value-type="float">
            <text:p>34699232</text:p>
          </table:table-cell>
          <table:table-cell table:formula="of:=HEX2DEC([.B8])" office:value-type="float" office:value="34556816" calcext:value-type="float">
            <text:p>34556816</text:p>
          </table:table-cell>
          <table:table-cell table:formula="of:=[.C8]-([.H8]-[.I8])/SIZEOF_RGBI/DISP_W" office:value-type="float" office:value="0" calcext:value-type="float">
            <text:p>0</text:p>
          </table:table-cell>
          <table:table-cell table:formula="of:=[.C8]-[.G8]" office:value-type="float" office:value="0" calcext:value-type="float">
            <text:p>0</text:p>
          </table:table-cell>
          <table:table-cell table:formula="of:=[.D8]-40" office:value-type="float" office:value="0" calcext:value-type="float">
            <text:p>0</text:p>
          </table:table-cell>
          <table:table-cell table:formula="of:=[.D8]+[.E8]-[.F8]" office:value-type="float" office:value="0" calcext:value-type="float">
            <text:p>0</text:p>
          </table:table-cell>
          <table:table-cell table:formula="of:=DISP_H-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6bc8</text:p>
          </table:table-cell>
          <table:table-cell office:value-type="string" calcext:value-type="string">
            <text:p>20f4b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HEX2DEC([.A9])" office:value-type="float" office:value="34696136" calcext:value-type="float">
            <text:p>34696136</text:p>
          </table:table-cell>
          <table:table-cell table:formula="of:=HEX2DEC([.B9])" office:value-type="float" office:value="34556816" calcext:value-type="float">
            <text:p>34556816</text:p>
          </table:table-cell>
          <table:table-cell table:formula="of:=[.C9]-([.H9]-[.I9])/SIZEOF_RGBI/DISP_W" office:value-type="float" office:value="0" calcext:value-type="float">
            <text:p>0</text:p>
          </table:table-cell>
          <table:table-cell table:formula="of:=[.C9]-[.G9]" office:value-type="float" office:value="0" calcext:value-type="float">
            <text:p>0</text:p>
          </table:table-cell>
          <table:table-cell table:formula="of:=[.D9]-40" office:value-type="float" office:value="0" calcext:value-type="float">
            <text:p>0</text:p>
          </table:table-cell>
          <table:table-cell table:formula="of:=[.D9]+[.E9]-[.F9]" office:value-type="float" office:value="0" calcext:value-type="float">
            <text:p>0</text:p>
          </table:table-cell>
          <table:table-cell table:formula="of:=DISP_H-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5fb0</text:p>
          </table:table-cell>
          <table:table-cell office:value-type="string" calcext:value-type="string">
            <text:p>20f4b9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HEX2DEC([.A10])" office:value-type="float" office:value="34693040" calcext:value-type="float">
            <text:p>34693040</text:p>
          </table:table-cell>
          <table:table-cell table:formula="of:=HEX2DEC([.B10])" office:value-type="float" office:value="34556816" calcext:value-type="float">
            <text:p>34556816</text:p>
          </table:table-cell>
          <table:table-cell table:formula="of:=[.C10]-([.H10]-[.I10])/SIZEOF_RGBI/DISP_W" office:value-type="float" office:value="0" calcext:value-type="float">
            <text:p>0</text:p>
          </table:table-cell>
          <table:table-cell table:formula="of:=[.C10]-[.G10]" office:value-type="float" office:value="0" calcext:value-type="float">
            <text:p>0</text:p>
          </table:table-cell>
          <table:table-cell table:formula="of:=[.D10]-40" office:value-type="float" office:value="0" calcext:value-type="float">
            <text:p>0</text:p>
          </table:table-cell>
          <table:table-cell table:formula="of:=[.D10]+[.E10]-[.F10]" office:value-type="float" office:value="0" calcext:value-type="float">
            <text:p>0</text:p>
          </table:table-cell>
          <table:table-cell table:formula="of:=DISP_H-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5398</text:p>
          </table:table-cell>
          <table:table-cell office:value-type="string" calcext:value-type="string">
            <text:p>20f4b9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HEX2DEC([.A11])" office:value-type="float" office:value="34689944" calcext:value-type="float">
            <text:p>34689944</text:p>
          </table:table-cell>
          <table:table-cell table:formula="of:=HEX2DEC([.B11])" office:value-type="float" office:value="34556816" calcext:value-type="float">
            <text:p>34556816</text:p>
          </table:table-cell>
          <table:table-cell table:formula="of:=[.C11]-([.H11]-[.I11])/SIZEOF_RGBI/DISP_W" office:value-type="float" office:value="0" calcext:value-type="float">
            <text:p>0</text:p>
          </table:table-cell>
          <table:table-cell table:formula="of:=[.C11]-[.G11]" office:value-type="float" office:value="0" calcext:value-type="float">
            <text:p>0</text:p>
          </table:table-cell>
          <table:table-cell table:formula="of:=[.D11]-40" office:value-type="float" office:value="0" calcext:value-type="float">
            <text:p>0</text:p>
          </table:table-cell>
          <table:table-cell table:formula="of:=[.D11]+[.E11]-[.F11]" office:value-type="float" office:value="0" calcext:value-type="float">
            <text:p>0</text:p>
          </table:table-cell>
          <table:table-cell table:formula="of:=DISP_H-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4780</text:p>
          </table:table-cell>
          <table:table-cell office:value-type="string" calcext:value-type="string">
            <text:p>20f4b9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HEX2DEC([.A12])" office:value-type="float" office:value="34686848" calcext:value-type="float">
            <text:p>34686848</text:p>
          </table:table-cell>
          <table:table-cell table:formula="of:=HEX2DEC([.B12])" office:value-type="float" office:value="34556816" calcext:value-type="float">
            <text:p>34556816</text:p>
          </table:table-cell>
          <table:table-cell table:formula="of:=[.C12]-([.H12]-[.I12])/SIZEOF_RGBI/DISP_W" office:value-type="float" office:value="0" calcext:value-type="float">
            <text:p>0</text:p>
          </table:table-cell>
          <table:table-cell table:formula="of:=[.C12]-[.G12]" office:value-type="float" office:value="0" calcext:value-type="float">
            <text:p>0</text:p>
          </table:table-cell>
          <table:table-cell table:formula="of:=[.D12]-40" office:value-type="float" office:value="0" calcext:value-type="float">
            <text:p>0</text:p>
          </table:table-cell>
          <table:table-cell table:formula="of:=[.D12]+[.E12]-[.F12]" office:value-type="float" office:value="0" calcext:value-type="float">
            <text:p>0</text:p>
          </table:table-cell>
          <table:table-cell table:formula="of:=DISP_H-[.E12]-[.G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3b68</text:p>
          </table:table-cell>
          <table:table-cell office:value-type="string" calcext:value-type="string">
            <text:p>20f4b9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HEX2DEC([.A13])" office:value-type="float" office:value="34683752" calcext:value-type="float">
            <text:p>34683752</text:p>
          </table:table-cell>
          <table:table-cell table:formula="of:=HEX2DEC([.B13])" office:value-type="float" office:value="34556816" calcext:value-type="float">
            <text:p>34556816</text:p>
          </table:table-cell>
          <table:table-cell table:formula="of:=[.C13]-([.H13]-[.I13])/SIZEOF_RGBI/DISP_W" office:value-type="float" office:value="0" calcext:value-type="float">
            <text:p>0</text:p>
          </table:table-cell>
          <table:table-cell table:formula="of:=[.C13]-[.G13]" office:value-type="float" office:value="0" calcext:value-type="float">
            <text:p>0</text:p>
          </table:table-cell>
          <table:table-cell table:formula="of:=[.D13]-40" office:value-type="float" office:value="0" calcext:value-type="float">
            <text:p>0</text:p>
          </table:table-cell>
          <table:table-cell table:formula="of:=[.D13]+[.E13]-[.F13]" office:value-type="float" office:value="0" calcext:value-type="float">
            <text:p>0</text:p>
          </table:table-cell>
          <table:table-cell table:formula="of:=DISP_H-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2f50</text:p>
          </table:table-cell>
          <table:table-cell office:value-type="string" calcext:value-type="string">
            <text:p>20f4b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HEX2DEC([.A14])" office:value-type="float" office:value="34680656" calcext:value-type="float">
            <text:p>34680656</text:p>
          </table:table-cell>
          <table:table-cell table:formula="of:=HEX2DEC([.B14])" office:value-type="float" office:value="34556816" calcext:value-type="float">
            <text:p>34556816</text:p>
          </table:table-cell>
          <table:table-cell table:formula="of:=[.C14]-([.H14]-[.I14])/SIZEOF_RGBI/DISP_W" office:value-type="float" office:value="0" calcext:value-type="float">
            <text:p>0</text:p>
          </table:table-cell>
          <table:table-cell table:formula="of:=[.C14]-[.G14]" office:value-type="float" office:value="0" calcext:value-type="float">
            <text:p>0</text:p>
          </table:table-cell>
          <table:table-cell table:formula="of:=[.D14]-40" office:value-type="float" office:value="0" calcext:value-type="float">
            <text:p>0</text:p>
          </table:table-cell>
          <table:table-cell table:formula="of:=[.D14]+[.E14]-[.F14]" office:value-type="float" office:value="0" calcext:value-type="float">
            <text:p>0</text:p>
          </table:table-cell>
          <table:table-cell table:formula="of:=DISP_H-[.E14]-[.G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2338</text:p>
          </table:table-cell>
          <table:table-cell office:value-type="string" calcext:value-type="string">
            <text:p>20f4b9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formula="of:=HEX2DEC([.A15])" office:value-type="float" office:value="34677560" calcext:value-type="float">
            <text:p>34677560</text:p>
          </table:table-cell>
          <table:table-cell table:formula="of:=HEX2DEC([.B15])" office:value-type="float" office:value="34556816" calcext:value-type="float">
            <text:p>34556816</text:p>
          </table:table-cell>
          <table:table-cell table:formula="of:=[.C15]-([.H15]-[.I15])/SIZEOF_RGBI/DISP_W" office:value-type="float" office:value="0" calcext:value-type="float">
            <text:p>0</text:p>
          </table:table-cell>
          <table:table-cell table:formula="of:=[.C15]-[.G15]" office:value-type="float" office:value="0" calcext:value-type="float">
            <text:p>0</text:p>
          </table:table-cell>
          <table:table-cell table:formula="of:=[.D15]-40" office:value-type="float" office:value="0" calcext:value-type="float">
            <text:p>0</text:p>
          </table:table-cell>
          <table:table-cell table:formula="of:=[.D15]+[.E15]-[.F15]" office:value-type="float" office:value="0" calcext:value-type="float">
            <text:p>0</text:p>
          </table:table-cell>
          <table:table-cell table:formula="of:=DISP_H-[.E15]-[.G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1720</text:p>
          </table:table-cell>
          <table:table-cell office:value-type="string" calcext:value-type="string">
            <text:p>20f4b9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HEX2DEC([.A16])" office:value-type="float" office:value="34674464" calcext:value-type="float">
            <text:p>34674464</text:p>
          </table:table-cell>
          <table:table-cell table:formula="of:=HEX2DEC([.B16])" office:value-type="float" office:value="34556816" calcext:value-type="float">
            <text:p>34556816</text:p>
          </table:table-cell>
          <table:table-cell table:formula="of:=[.C16]-([.H16]-[.I16])/SIZEOF_RGBI/DISP_W" office:value-type="float" office:value="0" calcext:value-type="float">
            <text:p>0</text:p>
          </table:table-cell>
          <table:table-cell table:formula="of:=[.C16]-[.G16]" office:value-type="float" office:value="0" calcext:value-type="float">
            <text:p>0</text:p>
          </table:table-cell>
          <table:table-cell table:formula="of:=[.D16]-40" office:value-type="float" office:value="0" calcext:value-type="float">
            <text:p>0</text:p>
          </table:table-cell>
          <table:table-cell table:formula="of:=[.D16]+[.E16]-[.F16]" office:value-type="float" office:value="0" calcext:value-type="float">
            <text:p>0</text:p>
          </table:table-cell>
          <table:table-cell table:formula="of:=DISP_H-[.E16]-[.G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0b08</text:p>
          </table:table-cell>
          <table:table-cell office:value-type="string" calcext:value-type="string">
            <text:p>20f4b9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HEX2DEC([.A17])" office:value-type="float" office:value="34671368" calcext:value-type="float">
            <text:p>34671368</text:p>
          </table:table-cell>
          <table:table-cell table:formula="of:=HEX2DEC([.B17])" office:value-type="float" office:value="34556816" calcext:value-type="float">
            <text:p>34556816</text:p>
          </table:table-cell>
          <table:table-cell table:formula="of:=[.C17]-([.H17]-[.I17])/SIZEOF_RGBI/DISP_W" office:value-type="float" office:value="0" calcext:value-type="float">
            <text:p>0</text:p>
          </table:table-cell>
          <table:table-cell table:formula="of:=[.C17]-[.G17]" office:value-type="float" office:value="0" calcext:value-type="float">
            <text:p>0</text:p>
          </table:table-cell>
          <table:table-cell table:formula="of:=[.D17]-40" office:value-type="float" office:value="0" calcext:value-type="float">
            <text:p>0</text:p>
          </table:table-cell>
          <table:table-cell table:formula="of:=[.D17]+[.E17]-[.F17]" office:value-type="float" office:value="0" calcext:value-type="float">
            <text:p>0</text:p>
          </table:table-cell>
          <table:table-cell table:formula="of:=DISP_H-[.E17]-[.G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fef0</text:p>
          </table:table-cell>
          <table:table-cell office:value-type="string" calcext:value-type="string">
            <text:p>20f4b9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HEX2DEC([.A18])" office:value-type="float" office:value="34668272" calcext:value-type="float">
            <text:p>34668272</text:p>
          </table:table-cell>
          <table:table-cell table:formula="of:=HEX2DEC([.B18])" office:value-type="float" office:value="34556816" calcext:value-type="float">
            <text:p>34556816</text:p>
          </table:table-cell>
          <table:table-cell table:formula="of:=[.C18]-([.H18]-[.I18])/SIZEOF_RGBI/DISP_W" office:value-type="float" office:value="0" calcext:value-type="float">
            <text:p>0</text:p>
          </table:table-cell>
          <table:table-cell table:formula="of:=[.C18]-[.G18]" office:value-type="float" office:value="0" calcext:value-type="float">
            <text:p>0</text:p>
          </table:table-cell>
          <table:table-cell table:formula="of:=[.D18]-40" office:value-type="float" office:value="0" calcext:value-type="float">
            <text:p>0</text:p>
          </table:table-cell>
          <table:table-cell table:formula="of:=[.D18]+[.E18]-[.F18]" office:value-type="float" office:value="0" calcext:value-type="float">
            <text:p>0</text:p>
          </table:table-cell>
          <table:table-cell table:formula="of:=DISP_H-[.E18]-[.G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f2d8</text:p>
          </table:table-cell>
          <table:table-cell office:value-type="string" calcext:value-type="string">
            <text:p>20f4b9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formula="of:=HEX2DEC([.A19])" office:value-type="float" office:value="34665176" calcext:value-type="float">
            <text:p>34665176</text:p>
          </table:table-cell>
          <table:table-cell table:formula="of:=HEX2DEC([.B19])" office:value-type="float" office:value="34556816" calcext:value-type="float">
            <text:p>34556816</text:p>
          </table:table-cell>
          <table:table-cell table:formula="of:=[.C19]-([.H19]-[.I19])/SIZEOF_RGBI/DISP_W" office:value-type="float" office:value="0" calcext:value-type="float">
            <text:p>0</text:p>
          </table:table-cell>
          <table:table-cell table:formula="of:=[.C19]-[.G19]" office:value-type="float" office:value="0" calcext:value-type="float">
            <text:p>0</text:p>
          </table:table-cell>
          <table:table-cell table:formula="of:=[.D19]-40" office:value-type="float" office:value="0" calcext:value-type="float">
            <text:p>0</text:p>
          </table:table-cell>
          <table:table-cell table:formula="of:=[.D19]+[.E19]-[.F19]" office:value-type="float" office:value="0" calcext:value-type="float">
            <text:p>0</text:p>
          </table:table-cell>
          <table:table-cell table:formula="of:=DISP_H-[.E19]-[.G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e6c0</text:p>
          </table:table-cell>
          <table:table-cell office:value-type="string" calcext:value-type="string">
            <text:p>20f4b9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formula="of:=HEX2DEC([.A20])" office:value-type="float" office:value="34662080" calcext:value-type="float">
            <text:p>34662080</text:p>
          </table:table-cell>
          <table:table-cell table:formula="of:=HEX2DEC([.B20])" office:value-type="float" office:value="34556816" calcext:value-type="float">
            <text:p>34556816</text:p>
          </table:table-cell>
          <table:table-cell table:formula="of:=[.C20]-([.H20]-[.I20])/SIZEOF_RGBI/DISP_W" office:value-type="float" office:value="0" calcext:value-type="float">
            <text:p>0</text:p>
          </table:table-cell>
          <table:table-cell table:formula="of:=[.C20]-[.G20]" office:value-type="float" office:value="0" calcext:value-type="float">
            <text:p>0</text:p>
          </table:table-cell>
          <table:table-cell table:formula="of:=[.D20]-40" office:value-type="float" office:value="0" calcext:value-type="float">
            <text:p>0</text:p>
          </table:table-cell>
          <table:table-cell table:formula="of:=[.D20]+[.E20]-[.F20]" office:value-type="float" office:value="0" calcext:value-type="float">
            <text:p>0</text:p>
          </table:table-cell>
          <table:table-cell table:formula="of:=DISP_H-[.E20]-[.G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daa8</text:p>
          </table:table-cell>
          <table:table-cell office:value-type="string" calcext:value-type="string">
            <text:p>20f4b9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HEX2DEC([.A21])" office:value-type="float" office:value="34658984" calcext:value-type="float">
            <text:p>34658984</text:p>
          </table:table-cell>
          <table:table-cell table:formula="of:=HEX2DEC([.B21])" office:value-type="float" office:value="34556816" calcext:value-type="float">
            <text:p>34556816</text:p>
          </table:table-cell>
          <table:table-cell table:formula="of:=[.C21]-([.H21]-[.I21])/SIZEOF_RGBI/DISP_W" office:value-type="float" office:value="0" calcext:value-type="float">
            <text:p>0</text:p>
          </table:table-cell>
          <table:table-cell table:formula="of:=[.C21]-[.G21]" office:value-type="float" office:value="0" calcext:value-type="float">
            <text:p>0</text:p>
          </table:table-cell>
          <table:table-cell table:formula="of:=[.D21]-40" office:value-type="float" office:value="0" calcext:value-type="float">
            <text:p>0</text:p>
          </table:table-cell>
          <table:table-cell table:formula="of:=[.D21]+[.E21]-[.F21]" office:value-type="float" office:value="0" calcext:value-type="float">
            <text:p>0</text:p>
          </table:table-cell>
          <table:table-cell table:formula="of:=DISP_H-[.E21]-[.G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ce90</text:p>
          </table:table-cell>
          <table:table-cell office:value-type="string" calcext:value-type="string">
            <text:p>20f4b9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formula="of:=HEX2DEC([.A22])" office:value-type="float" office:value="34655888" calcext:value-type="float">
            <text:p>34655888</text:p>
          </table:table-cell>
          <table:table-cell table:formula="of:=HEX2DEC([.B22])" office:value-type="float" office:value="34556816" calcext:value-type="float">
            <text:p>34556816</text:p>
          </table:table-cell>
          <table:table-cell table:formula="of:=[.C22]-([.H22]-[.I22])/SIZEOF_RGBI/DISP_W" office:value-type="float" office:value="0" calcext:value-type="float">
            <text:p>0</text:p>
          </table:table-cell>
          <table:table-cell table:formula="of:=[.C22]-[.G22]" office:value-type="float" office:value="0" calcext:value-type="float">
            <text:p>0</text:p>
          </table:table-cell>
          <table:table-cell table:formula="of:=[.D22]-40" office:value-type="float" office:value="0" calcext:value-type="float">
            <text:p>0</text:p>
          </table:table-cell>
          <table:table-cell table:formula="of:=[.D22]+[.E22]-[.F22]" office:value-type="float" office:value="0" calcext:value-type="float">
            <text:p>0</text:p>
          </table:table-cell>
          <table:table-cell table:formula="of:=DISP_H-[.E22]-[.G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c278</text:p>
          </table:table-cell>
          <table:table-cell office:value-type="string" calcext:value-type="string">
            <text:p>20f4b9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HEX2DEC([.A23])" office:value-type="float" office:value="34652792" calcext:value-type="float">
            <text:p>34652792</text:p>
          </table:table-cell>
          <table:table-cell table:formula="of:=HEX2DEC([.B23])" office:value-type="float" office:value="34556816" calcext:value-type="float">
            <text:p>34556816</text:p>
          </table:table-cell>
          <table:table-cell table:formula="of:=[.C23]-([.H23]-[.I23])/SIZEOF_RGBI/DISP_W" office:value-type="float" office:value="0" calcext:value-type="float">
            <text:p>0</text:p>
          </table:table-cell>
          <table:table-cell table:formula="of:=[.C23]-[.G23]" office:value-type="float" office:value="0" calcext:value-type="float">
            <text:p>0</text:p>
          </table:table-cell>
          <table:table-cell table:formula="of:=[.D23]-40" office:value-type="float" office:value="0" calcext:value-type="float">
            <text:p>0</text:p>
          </table:table-cell>
          <table:table-cell table:formula="of:=[.D23]+[.E23]-[.F23]" office:value-type="float" office:value="0" calcext:value-type="float">
            <text:p>0</text:p>
          </table:table-cell>
          <table:table-cell table:formula="of:=DISP_H-[.E23]-[.G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b660</text:p>
          </table:table-cell>
          <table:table-cell office:value-type="string" calcext:value-type="string">
            <text:p>20f4b9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HEX2DEC([.A24])" office:value-type="float" office:value="34649696" calcext:value-type="float">
            <text:p>34649696</text:p>
          </table:table-cell>
          <table:table-cell table:formula="of:=HEX2DEC([.B24])" office:value-type="float" office:value="34556816" calcext:value-type="float">
            <text:p>34556816</text:p>
          </table:table-cell>
          <table:table-cell table:formula="of:=[.C24]-([.H24]-[.I24])/SIZEOF_RGBI/DISP_W" office:value-type="float" office:value="0" calcext:value-type="float">
            <text:p>0</text:p>
          </table:table-cell>
          <table:table-cell table:formula="of:=[.C24]-[.G24]" office:value-type="float" office:value="0" calcext:value-type="float">
            <text:p>0</text:p>
          </table:table-cell>
          <table:table-cell table:formula="of:=[.D24]-40" office:value-type="float" office:value="0" calcext:value-type="float">
            <text:p>0</text:p>
          </table:table-cell>
          <table:table-cell table:formula="of:=[.D24]+[.E24]-[.F24]" office:value-type="float" office:value="0" calcext:value-type="float">
            <text:p>0</text:p>
          </table:table-cell>
          <table:table-cell table:formula="of:=DISP_H-[.E24]-[.G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aa48</text:p>
          </table:table-cell>
          <table:table-cell office:value-type="string" calcext:value-type="string">
            <text:p>20f4b9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formula="of:=HEX2DEC([.A25])" office:value-type="float" office:value="34646600" calcext:value-type="float">
            <text:p>34646600</text:p>
          </table:table-cell>
          <table:table-cell table:formula="of:=HEX2DEC([.B25])" office:value-type="float" office:value="34556816" calcext:value-type="float">
            <text:p>34556816</text:p>
          </table:table-cell>
          <table:table-cell table:formula="of:=[.C25]-([.H25]-[.I25])/SIZEOF_RGBI/DISP_W" office:value-type="float" office:value="0" calcext:value-type="float">
            <text:p>0</text:p>
          </table:table-cell>
          <table:table-cell table:formula="of:=[.C25]-[.G25]" office:value-type="float" office:value="0" calcext:value-type="float">
            <text:p>0</text:p>
          </table:table-cell>
          <table:table-cell table:formula="of:=[.D25]-40" office:value-type="float" office:value="0" calcext:value-type="float">
            <text:p>0</text:p>
          </table:table-cell>
          <table:table-cell table:formula="of:=[.D25]+[.E25]-[.F25]" office:value-type="float" office:value="0" calcext:value-type="float">
            <text:p>0</text:p>
          </table:table-cell>
          <table:table-cell table:formula="of:=DISP_H-[.E25]-[.G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9e30</text:p>
          </table:table-cell>
          <table:table-cell office:value-type="string" calcext:value-type="string">
            <text:p>20f4b9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HEX2DEC([.A26])" office:value-type="float" office:value="34643504" calcext:value-type="float">
            <text:p>34643504</text:p>
          </table:table-cell>
          <table:table-cell table:formula="of:=HEX2DEC([.B26])" office:value-type="float" office:value="34556816" calcext:value-type="float">
            <text:p>34556816</text:p>
          </table:table-cell>
          <table:table-cell table:formula="of:=[.C26]-([.H26]-[.I26])/SIZEOF_RGBI/DISP_W" office:value-type="float" office:value="0" calcext:value-type="float">
            <text:p>0</text:p>
          </table:table-cell>
          <table:table-cell table:formula="of:=[.C26]-[.G26]" office:value-type="float" office:value="0" calcext:value-type="float">
            <text:p>0</text:p>
          </table:table-cell>
          <table:table-cell table:formula="of:=[.D26]-40" office:value-type="float" office:value="0" calcext:value-type="float">
            <text:p>0</text:p>
          </table:table-cell>
          <table:table-cell table:formula="of:=[.D26]+[.E26]-[.F26]" office:value-type="float" office:value="0" calcext:value-type="float">
            <text:p>0</text:p>
          </table:table-cell>
          <table:table-cell table:formula="of:=DISP_H-[.E26]-[.G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9218</text:p>
          </table:table-cell>
          <table:table-cell office:value-type="string" calcext:value-type="string">
            <text:p>20f4b9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formula="of:=HEX2DEC([.A27])" office:value-type="float" office:value="34640408" calcext:value-type="float">
            <text:p>34640408</text:p>
          </table:table-cell>
          <table:table-cell table:formula="of:=HEX2DEC([.B27])" office:value-type="float" office:value="34556816" calcext:value-type="float">
            <text:p>34556816</text:p>
          </table:table-cell>
          <table:table-cell table:formula="of:=[.C27]-([.H27]-[.I27])/SIZEOF_RGBI/DISP_W" office:value-type="float" office:value="0" calcext:value-type="float">
            <text:p>0</text:p>
          </table:table-cell>
          <table:table-cell table:formula="of:=[.C27]-[.G27]" office:value-type="float" office:value="0" calcext:value-type="float">
            <text:p>0</text:p>
          </table:table-cell>
          <table:table-cell table:formula="of:=[.D27]-40" office:value-type="float" office:value="0" calcext:value-type="float">
            <text:p>0</text:p>
          </table:table-cell>
          <table:table-cell table:formula="of:=[.D27]+[.E27]-[.F27]" office:value-type="float" office:value="0" calcext:value-type="float">
            <text:p>0</text:p>
          </table:table-cell>
          <table:table-cell table:formula="of:=DISP_H-[.E27]-[.G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8600</text:p>
          </table:table-cell>
          <table:table-cell office:value-type="string" calcext:value-type="string">
            <text:p>20f4b9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formula="of:=HEX2DEC([.A28])" office:value-type="float" office:value="34637312" calcext:value-type="float">
            <text:p>34637312</text:p>
          </table:table-cell>
          <table:table-cell table:formula="of:=HEX2DEC([.B28])" office:value-type="float" office:value="34556816" calcext:value-type="float">
            <text:p>34556816</text:p>
          </table:table-cell>
          <table:table-cell table:formula="of:=[.C28]-([.H28]-[.I28])/SIZEOF_RGBI/DISP_W" office:value-type="float" office:value="0" calcext:value-type="float">
            <text:p>0</text:p>
          </table:table-cell>
          <table:table-cell table:formula="of:=[.C28]-[.G28]" office:value-type="float" office:value="0" calcext:value-type="float">
            <text:p>0</text:p>
          </table:table-cell>
          <table:table-cell table:formula="of:=[.D28]-40" office:value-type="float" office:value="0" calcext:value-type="float">
            <text:p>0</text:p>
          </table:table-cell>
          <table:table-cell table:formula="of:=[.D28]+[.E28]-[.F28]" office:value-type="float" office:value="0" calcext:value-type="float">
            <text:p>0</text:p>
          </table:table-cell>
          <table:table-cell table:formula="of:=DISP_H-[.E28]-[.G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79e8</text:p>
          </table:table-cell>
          <table:table-cell office:value-type="string" calcext:value-type="string">
            <text:p>20f4b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formula="of:=HEX2DEC([.A29])" office:value-type="float" office:value="34634216" calcext:value-type="float">
            <text:p>34634216</text:p>
          </table:table-cell>
          <table:table-cell table:formula="of:=HEX2DEC([.B29])" office:value-type="float" office:value="34556816" calcext:value-type="float">
            <text:p>34556816</text:p>
          </table:table-cell>
          <table:table-cell table:formula="of:=[.C29]-([.H29]-[.I29])/SIZEOF_RGBI/DISP_W" office:value-type="float" office:value="0" calcext:value-type="float">
            <text:p>0</text:p>
          </table:table-cell>
          <table:table-cell table:formula="of:=[.C29]-[.G29]" office:value-type="float" office:value="0" calcext:value-type="float">
            <text:p>0</text:p>
          </table:table-cell>
          <table:table-cell table:formula="of:=[.D29]-40" office:value-type="float" office:value="0" calcext:value-type="float">
            <text:p>0</text:p>
          </table:table-cell>
          <table:table-cell table:formula="of:=[.D29]+[.E29]-[.F29]" office:value-type="float" office:value="0" calcext:value-type="float">
            <text:p>0</text:p>
          </table:table-cell>
          <table:table-cell table:formula="of:=DISP_H-[.E29]-[.G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6dd0</text:p>
          </table:table-cell>
          <table:table-cell office:value-type="string" calcext:value-type="string">
            <text:p>20f4b9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formula="of:=HEX2DEC([.A30])" office:value-type="float" office:value="34631120" calcext:value-type="float">
            <text:p>34631120</text:p>
          </table:table-cell>
          <table:table-cell table:formula="of:=HEX2DEC([.B30])" office:value-type="float" office:value="34556816" calcext:value-type="float">
            <text:p>34556816</text:p>
          </table:table-cell>
          <table:table-cell table:formula="of:=[.C30]-([.H30]-[.I30])/SIZEOF_RGBI/DISP_W" office:value-type="float" office:value="0" calcext:value-type="float">
            <text:p>0</text:p>
          </table:table-cell>
          <table:table-cell table:formula="of:=[.C30]-[.G30]" office:value-type="float" office:value="0" calcext:value-type="float">
            <text:p>0</text:p>
          </table:table-cell>
          <table:table-cell table:formula="of:=[.D30]-40" office:value-type="float" office:value="0" calcext:value-type="float">
            <text:p>0</text:p>
          </table:table-cell>
          <table:table-cell table:formula="of:=[.D30]+[.E30]-[.F30]" office:value-type="float" office:value="0" calcext:value-type="float">
            <text:p>0</text:p>
          </table:table-cell>
          <table:table-cell table:formula="of:=DISP_H-[.E30]-[.G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61b8</text:p>
          </table:table-cell>
          <table:table-cell office:value-type="string" calcext:value-type="string">
            <text:p>20f4b9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HEX2DEC([.A31])" office:value-type="float" office:value="34628024" calcext:value-type="float">
            <text:p>34628024</text:p>
          </table:table-cell>
          <table:table-cell table:formula="of:=HEX2DEC([.B31])" office:value-type="float" office:value="34556816" calcext:value-type="float">
            <text:p>34556816</text:p>
          </table:table-cell>
          <table:table-cell table:formula="of:=[.C31]-([.H31]-[.I31])/SIZEOF_RGBI/DISP_W" office:value-type="float" office:value="0" calcext:value-type="float">
            <text:p>0</text:p>
          </table:table-cell>
          <table:table-cell table:formula="of:=[.C31]-[.G31]" office:value-type="float" office:value="0" calcext:value-type="float">
            <text:p>0</text:p>
          </table:table-cell>
          <table:table-cell table:formula="of:=[.D31]-40" office:value-type="float" office:value="0" calcext:value-type="float">
            <text:p>0</text:p>
          </table:table-cell>
          <table:table-cell table:formula="of:=[.D31]+[.E31]-[.F31]" office:value-type="float" office:value="0" calcext:value-type="float">
            <text:p>0</text:p>
          </table:table-cell>
          <table:table-cell table:formula="of:=DISP_H-[.E31]-[.G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55a0</text:p>
          </table:table-cell>
          <table:table-cell office:value-type="string" calcext:value-type="string">
            <text:p>20f4b9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table:formula="of:=HEX2DEC([.A32])" office:value-type="float" office:value="34624928" calcext:value-type="float">
            <text:p>34624928</text:p>
          </table:table-cell>
          <table:table-cell table:formula="of:=HEX2DEC([.B32])" office:value-type="float" office:value="34556816" calcext:value-type="float">
            <text:p>34556816</text:p>
          </table:table-cell>
          <table:table-cell table:formula="of:=[.C32]-([.H32]-[.I32])/SIZEOF_RGBI/DISP_W" office:value-type="float" office:value="0" calcext:value-type="float">
            <text:p>0</text:p>
          </table:table-cell>
          <table:table-cell table:formula="of:=[.C32]-[.G32]" office:value-type="float" office:value="0" calcext:value-type="float">
            <text:p>0</text:p>
          </table:table-cell>
          <table:table-cell table:formula="of:=[.D32]-40" office:value-type="float" office:value="0" calcext:value-type="float">
            <text:p>0</text:p>
          </table:table-cell>
          <table:table-cell table:formula="of:=[.D32]+[.E32]-[.F32]" office:value-type="float" office:value="0" calcext:value-type="float">
            <text:p>0</text:p>
          </table:table-cell>
          <table:table-cell table:formula="of:=DISP_H-[.E32]-[.G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4988</text:p>
          </table:table-cell>
          <table:table-cell office:value-type="string" calcext:value-type="string">
            <text:p>20f4b9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formula="of:=HEX2DEC([.A33])" office:value-type="float" office:value="34621832" calcext:value-type="float">
            <text:p>34621832</text:p>
          </table:table-cell>
          <table:table-cell table:formula="of:=HEX2DEC([.B33])" office:value-type="float" office:value="34556816" calcext:value-type="float">
            <text:p>34556816</text:p>
          </table:table-cell>
          <table:table-cell table:formula="of:=[.C33]-([.H33]-[.I33])/SIZEOF_RGBI/DISP_W" office:value-type="float" office:value="0" calcext:value-type="float">
            <text:p>0</text:p>
          </table:table-cell>
          <table:table-cell table:formula="of:=[.C33]-[.G33]" office:value-type="float" office:value="0" calcext:value-type="float">
            <text:p>0</text:p>
          </table:table-cell>
          <table:table-cell table:formula="of:=[.D33]-40" office:value-type="float" office:value="0" calcext:value-type="float">
            <text:p>0</text:p>
          </table:table-cell>
          <table:table-cell table:formula="of:=[.D33]+[.E33]-[.F33]" office:value-type="float" office:value="0" calcext:value-type="float">
            <text:p>0</text:p>
          </table:table-cell>
          <table:table-cell table:formula="of:=DISP_H-[.E33]-[.G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3d70</text:p>
          </table:table-cell>
          <table:table-cell office:value-type="string" calcext:value-type="string">
            <text:p>20f4b9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HEX2DEC([.A34])" office:value-type="float" office:value="34618736" calcext:value-type="float">
            <text:p>34618736</text:p>
          </table:table-cell>
          <table:table-cell table:formula="of:=HEX2DEC([.B34])" office:value-type="float" office:value="34556816" calcext:value-type="float">
            <text:p>34556816</text:p>
          </table:table-cell>
          <table:table-cell table:formula="of:=[.C34]-([.H34]-[.I34])/SIZEOF_RGBI/DISP_W" office:value-type="float" office:value="0" calcext:value-type="float">
            <text:p>0</text:p>
          </table:table-cell>
          <table:table-cell table:formula="of:=[.C34]-[.G34]" office:value-type="float" office:value="0" calcext:value-type="float">
            <text:p>0</text:p>
          </table:table-cell>
          <table:table-cell table:formula="of:=[.D34]-40" office:value-type="float" office:value="0" calcext:value-type="float">
            <text:p>0</text:p>
          </table:table-cell>
          <table:table-cell table:formula="of:=[.D34]+[.E34]-[.F34]" office:value-type="float" office:value="0" calcext:value-type="float">
            <text:p>0</text:p>
          </table:table-cell>
          <table:table-cell table:formula="of:=DISP_H-[.E34]-[.G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3158</text:p>
          </table:table-cell>
          <table:table-cell office:value-type="string" calcext:value-type="string">
            <text:p>20f4b9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formula="of:=HEX2DEC([.A35])" office:value-type="float" office:value="34615640" calcext:value-type="float">
            <text:p>34615640</text:p>
          </table:table-cell>
          <table:table-cell table:formula="of:=HEX2DEC([.B35])" office:value-type="float" office:value="34556816" calcext:value-type="float">
            <text:p>34556816</text:p>
          </table:table-cell>
          <table:table-cell table:formula="of:=[.C35]-([.H35]-[.I35])/SIZEOF_RGBI/DISP_W" office:value-type="float" office:value="0" calcext:value-type="float">
            <text:p>0</text:p>
          </table:table-cell>
          <table:table-cell table:formula="of:=[.C35]-[.G35]" office:value-type="float" office:value="0" calcext:value-type="float">
            <text:p>0</text:p>
          </table:table-cell>
          <table:table-cell table:formula="of:=[.D35]-40" office:value-type="float" office:value="0" calcext:value-type="float">
            <text:p>0</text:p>
          </table:table-cell>
          <table:table-cell table:formula="of:=[.D35]+[.E35]-[.F35]" office:value-type="float" office:value="0" calcext:value-type="float">
            <text:p>0</text:p>
          </table:table-cell>
          <table:table-cell table:formula="of:=DISP_H-[.E35]-[.G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2540</text:p>
          </table:table-cell>
          <table:table-cell office:value-type="string" calcext:value-type="string">
            <text:p>20f4b9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HEX2DEC([.A36])" office:value-type="float" office:value="34612544" calcext:value-type="float">
            <text:p>34612544</text:p>
          </table:table-cell>
          <table:table-cell table:formula="of:=HEX2DEC([.B36])" office:value-type="float" office:value="34556816" calcext:value-type="float">
            <text:p>34556816</text:p>
          </table:table-cell>
          <table:table-cell table:formula="of:=[.C36]-([.H36]-[.I36])/SIZEOF_RGBI/DISP_W" office:value-type="float" office:value="0" calcext:value-type="float">
            <text:p>0</text:p>
          </table:table-cell>
          <table:table-cell table:formula="of:=[.C36]-[.G36]" office:value-type="float" office:value="0" calcext:value-type="float">
            <text:p>0</text:p>
          </table:table-cell>
          <table:table-cell table:formula="of:=[.D36]-40" office:value-type="float" office:value="0" calcext:value-type="float">
            <text:p>0</text:p>
          </table:table-cell>
          <table:table-cell table:formula="of:=[.D36]+[.E36]-[.F36]" office:value-type="float" office:value="0" calcext:value-type="float">
            <text:p>0</text:p>
          </table:table-cell>
          <table:table-cell table:formula="of:=DISP_H-[.E36]-[.G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1928</text:p>
          </table:table-cell>
          <table:table-cell office:value-type="string" calcext:value-type="string">
            <text:p>20f4b9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HEX2DEC([.A37])" office:value-type="float" office:value="34609448" calcext:value-type="float">
            <text:p>34609448</text:p>
          </table:table-cell>
          <table:table-cell table:formula="of:=HEX2DEC([.B37])" office:value-type="float" office:value="34556816" calcext:value-type="float">
            <text:p>34556816</text:p>
          </table:table-cell>
          <table:table-cell table:formula="of:=[.C37]-([.H37]-[.I37])/SIZEOF_RGBI/DISP_W" office:value-type="float" office:value="0" calcext:value-type="float">
            <text:p>0</text:p>
          </table:table-cell>
          <table:table-cell table:formula="of:=[.C37]-[.G37]" office:value-type="float" office:value="0" calcext:value-type="float">
            <text:p>0</text:p>
          </table:table-cell>
          <table:table-cell table:formula="of:=[.D37]-40" office:value-type="float" office:value="0" calcext:value-type="float">
            <text:p>0</text:p>
          </table:table-cell>
          <table:table-cell table:formula="of:=[.D37]+[.E37]-[.F37]" office:value-type="float" office:value="0" calcext:value-type="float">
            <text:p>0</text:p>
          </table:table-cell>
          <table:table-cell table:formula="of:=DISP_H-[.E37]-[.G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0d10</text:p>
          </table:table-cell>
          <table:table-cell office:value-type="string" calcext:value-type="string">
            <text:p>20f4b9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HEX2DEC([.A38])" office:value-type="float" office:value="34606352" calcext:value-type="float">
            <text:p>34606352</text:p>
          </table:table-cell>
          <table:table-cell table:formula="of:=HEX2DEC([.B38])" office:value-type="float" office:value="34556816" calcext:value-type="float">
            <text:p>34556816</text:p>
          </table:table-cell>
          <table:table-cell table:formula="of:=[.C38]-([.H38]-[.I38])/SIZEOF_RGBI/DISP_W" office:value-type="float" office:value="0" calcext:value-type="float">
            <text:p>0</text:p>
          </table:table-cell>
          <table:table-cell table:formula="of:=[.C38]-[.G38]" office:value-type="float" office:value="0" calcext:value-type="float">
            <text:p>0</text:p>
          </table:table-cell>
          <table:table-cell table:formula="of:=[.D38]-40" office:value-type="float" office:value="0" calcext:value-type="float">
            <text:p>0</text:p>
          </table:table-cell>
          <table:table-cell table:formula="of:=[.D38]+[.E38]-[.F38]" office:value-type="float" office:value="0" calcext:value-type="float">
            <text:p>0</text:p>
          </table:table-cell>
          <table:table-cell table:formula="of:=DISP_H-[.E38]-[.G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00f8</text:p>
          </table:table-cell>
          <table:table-cell office:value-type="string" calcext:value-type="string">
            <text:p>20f4b9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HEX2DEC([.A39])" office:value-type="float" office:value="34603256" calcext:value-type="float">
            <text:p>34603256</text:p>
          </table:table-cell>
          <table:table-cell table:formula="of:=HEX2DEC([.B39])" office:value-type="float" office:value="34556816" calcext:value-type="float">
            <text:p>34556816</text:p>
          </table:table-cell>
          <table:table-cell table:formula="of:=[.C39]-([.H39]-[.I39])/SIZEOF_RGBI/DISP_W" office:value-type="float" office:value="0" calcext:value-type="float">
            <text:p>0</text:p>
          </table:table-cell>
          <table:table-cell table:formula="of:=[.C39]-[.G39]" office:value-type="float" office:value="0" calcext:value-type="float">
            <text:p>0</text:p>
          </table:table-cell>
          <table:table-cell table:formula="of:=[.D39]-40" office:value-type="float" office:value="0" calcext:value-type="float">
            <text:p>0</text:p>
          </table:table-cell>
          <table:table-cell table:formula="of:=[.D39]+[.E39]-[.F39]" office:value-type="float" office:value="0" calcext:value-type="float">
            <text:p>0</text:p>
          </table:table-cell>
          <table:table-cell table:formula="of:=DISP_H-[.E39]-[.G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f4e0</text:p>
          </table:table-cell>
          <table:table-cell office:value-type="string" calcext:value-type="string">
            <text:p>20f4b9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formula="of:=HEX2DEC([.A40])" office:value-type="float" office:value="34600160" calcext:value-type="float">
            <text:p>34600160</text:p>
          </table:table-cell>
          <table:table-cell table:formula="of:=HEX2DEC([.B40])" office:value-type="float" office:value="34556816" calcext:value-type="float">
            <text:p>34556816</text:p>
          </table:table-cell>
          <table:table-cell table:formula="of:=[.C40]-([.H40]-[.I40])/SIZEOF_RGBI/DISP_W" office:value-type="float" office:value="0" calcext:value-type="float">
            <text:p>0</text:p>
          </table:table-cell>
          <table:table-cell table:formula="of:=[.C40]-[.G40]" office:value-type="float" office:value="0" calcext:value-type="float">
            <text:p>0</text:p>
          </table:table-cell>
          <table:table-cell table:formula="of:=[.D40]-40" office:value-type="float" office:value="0" calcext:value-type="float">
            <text:p>0</text:p>
          </table:table-cell>
          <table:table-cell table:formula="of:=[.D40]+[.E40]-[.F40]" office:value-type="float" office:value="0" calcext:value-type="float">
            <text:p>0</text:p>
          </table:table-cell>
          <table:table-cell table:formula="of:=DISP_H-[.E40]-[.G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e8c8</text:p>
          </table:table-cell>
          <table:table-cell office:value-type="string" calcext:value-type="string">
            <text:p>20f4b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formula="of:=HEX2DEC([.A41])" office:value-type="float" office:value="34597064" calcext:value-type="float">
            <text:p>34597064</text:p>
          </table:table-cell>
          <table:table-cell table:formula="of:=HEX2DEC([.B41])" office:value-type="float" office:value="34556816" calcext:value-type="float">
            <text:p>34556816</text:p>
          </table:table-cell>
          <table:table-cell table:formula="of:=[.C41]-([.H41]-[.I41])/SIZEOF_RGBI/DISP_W" office:value-type="float" office:value="0" calcext:value-type="float">
            <text:p>0</text:p>
          </table:table-cell>
          <table:table-cell table:formula="of:=[.C41]-[.G41]" office:value-type="float" office:value="0" calcext:value-type="float">
            <text:p>0</text:p>
          </table:table-cell>
          <table:table-cell table:formula="of:=[.D41]-40" office:value-type="float" office:value="0" calcext:value-type="float">
            <text:p>0</text:p>
          </table:table-cell>
          <table:table-cell table:formula="of:=[.D41]+[.E41]-[.F41]" office:value-type="float" office:value="0" calcext:value-type="float">
            <text:p>0</text:p>
          </table:table-cell>
          <table:table-cell table:formula="of:=DISP_H-[.E41]-[.G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dcb0</text:p>
          </table:table-cell>
          <table:table-cell office:value-type="string" calcext:value-type="string">
            <text:p>20f4b9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HEX2DEC([.A42])" office:value-type="float" office:value="34593968" calcext:value-type="float">
            <text:p>34593968</text:p>
          </table:table-cell>
          <table:table-cell table:formula="of:=HEX2DEC([.B42])" office:value-type="float" office:value="34556816" calcext:value-type="float">
            <text:p>34556816</text:p>
          </table:table-cell>
          <table:table-cell table:formula="of:=[.C42]-([.H42]-[.I42])/SIZEOF_RGBI/DISP_W" office:value-type="float" office:value="0" calcext:value-type="float">
            <text:p>0</text:p>
          </table:table-cell>
          <table:table-cell table:formula="of:=[.C42]-[.G42]" office:value-type="float" office:value="0" calcext:value-type="float">
            <text:p>0</text:p>
          </table:table-cell>
          <table:table-cell table:formula="of:=[.D42]-40" office:value-type="float" office:value="0" calcext:value-type="float">
            <text:p>0</text:p>
          </table:table-cell>
          <table:table-cell table:formula="of:=[.D42]+[.E42]-[.F42]" office:value-type="float" office:value="0" calcext:value-type="float">
            <text:p>0</text:p>
          </table:table-cell>
          <table:table-cell table:formula="of:=DISP_H-[.E42]-[.G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d098</text:p>
          </table:table-cell>
          <table:table-cell office:value-type="string" calcext:value-type="string">
            <text:p>20f4b9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formula="of:=HEX2DEC([.A43])" office:value-type="float" office:value="34590872" calcext:value-type="float">
            <text:p>34590872</text:p>
          </table:table-cell>
          <table:table-cell table:formula="of:=HEX2DEC([.B43])" office:value-type="float" office:value="34556816" calcext:value-type="float">
            <text:p>34556816</text:p>
          </table:table-cell>
          <table:table-cell table:formula="of:=[.C43]-([.H43]-[.I43])/SIZEOF_RGBI/DISP_W" office:value-type="float" office:value="0" calcext:value-type="float">
            <text:p>0</text:p>
          </table:table-cell>
          <table:table-cell table:formula="of:=[.C43]-[.G43]" office:value-type="float" office:value="0" calcext:value-type="float">
            <text:p>0</text:p>
          </table:table-cell>
          <table:table-cell table:formula="of:=[.D43]-40" office:value-type="float" office:value="0" calcext:value-type="float">
            <text:p>0</text:p>
          </table:table-cell>
          <table:table-cell table:formula="of:=[.D43]+[.E43]-[.F43]" office:value-type="float" office:value="0" calcext:value-type="float">
            <text:p>0</text:p>
          </table:table-cell>
          <table:table-cell table:formula="of:=DISP_H-[.E43]-[.G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c480</text:p>
          </table:table-cell>
          <table:table-cell office:value-type="string" calcext:value-type="string">
            <text:p>20f4b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HEX2DEC([.A44])" office:value-type="float" office:value="34587776" calcext:value-type="float">
            <text:p>34587776</text:p>
          </table:table-cell>
          <table:table-cell table:formula="of:=HEX2DEC([.B44])" office:value-type="float" office:value="34556816" calcext:value-type="float">
            <text:p>34556816</text:p>
          </table:table-cell>
          <table:table-cell table:formula="of:=[.C44]-([.H44]-[.I44])/SIZEOF_RGBI/DISP_W" office:value-type="float" office:value="0" calcext:value-type="float">
            <text:p>0</text:p>
          </table:table-cell>
          <table:table-cell table:formula="of:=[.C44]-[.G44]" office:value-type="float" office:value="0" calcext:value-type="float">
            <text:p>0</text:p>
          </table:table-cell>
          <table:table-cell table:formula="of:=[.D44]-40" office:value-type="float" office:value="0" calcext:value-type="float">
            <text:p>0</text:p>
          </table:table-cell>
          <table:table-cell table:formula="of:=[.D44]+[.E44]-[.F44]" office:value-type="float" office:value="0" calcext:value-type="float">
            <text:p>0</text:p>
          </table:table-cell>
          <table:table-cell table:formula="of:=DISP_H-[.E44]-[.G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b868</text:p>
          </table:table-cell>
          <table:table-cell office:value-type="string" calcext:value-type="string">
            <text:p>20f4b9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HEX2DEC([.A45])" office:value-type="float" office:value="34584680" calcext:value-type="float">
            <text:p>34584680</text:p>
          </table:table-cell>
          <table:table-cell table:formula="of:=HEX2DEC([.B45])" office:value-type="float" office:value="34556816" calcext:value-type="float">
            <text:p>34556816</text:p>
          </table:table-cell>
          <table:table-cell table:formula="of:=[.C45]-([.H45]-[.I45])/SIZEOF_RGBI/DISP_W" office:value-type="float" office:value="0" calcext:value-type="float">
            <text:p>0</text:p>
          </table:table-cell>
          <table:table-cell table:formula="of:=[.C45]-[.G45]" office:value-type="float" office:value="0" calcext:value-type="float">
            <text:p>0</text:p>
          </table:table-cell>
          <table:table-cell table:formula="of:=[.D45]-40" office:value-type="float" office:value="0" calcext:value-type="float">
            <text:p>0</text:p>
          </table:table-cell>
          <table:table-cell table:formula="of:=[.D45]+[.E45]-[.F45]" office:value-type="float" office:value="0" calcext:value-type="float">
            <text:p>0</text:p>
          </table:table-cell>
          <table:table-cell table:formula="of:=DISP_H-[.E45]-[.G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ac50</text:p>
          </table:table-cell>
          <table:table-cell office:value-type="string" calcext:value-type="string">
            <text:p>20f4b9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HEX2DEC([.A46])" office:value-type="float" office:value="34581584" calcext:value-type="float">
            <text:p>34581584</text:p>
          </table:table-cell>
          <table:table-cell table:formula="of:=HEX2DEC([.B46])" office:value-type="float" office:value="34556816" calcext:value-type="float">
            <text:p>34556816</text:p>
          </table:table-cell>
          <table:table-cell table:formula="of:=[.C46]-([.H46]-[.I46])/SIZEOF_RGBI/DISP_W" office:value-type="float" office:value="0" calcext:value-type="float">
            <text:p>0</text:p>
          </table:table-cell>
          <table:table-cell table:formula="of:=[.C46]-[.G46]" office:value-type="float" office:value="0" calcext:value-type="float">
            <text:p>0</text:p>
          </table:table-cell>
          <table:table-cell table:formula="of:=[.D46]-40" office:value-type="float" office:value="0" calcext:value-type="float">
            <text:p>0</text:p>
          </table:table-cell>
          <table:table-cell table:formula="of:=[.D46]+[.E46]-[.F46]" office:value-type="float" office:value="0" calcext:value-type="float">
            <text:p>0</text:p>
          </table:table-cell>
          <table:table-cell table:formula="of:=DISP_H-[.E46]-[.G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a038</text:p>
          </table:table-cell>
          <table:table-cell office:value-type="string" calcext:value-type="string">
            <text:p>20f4b9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formula="of:=HEX2DEC([.A47])" office:value-type="float" office:value="34578488" calcext:value-type="float">
            <text:p>34578488</text:p>
          </table:table-cell>
          <table:table-cell table:formula="of:=HEX2DEC([.B47])" office:value-type="float" office:value="34556816" calcext:value-type="float">
            <text:p>34556816</text:p>
          </table:table-cell>
          <table:table-cell table:formula="of:=[.C47]-([.H47]-[.I47])/SIZEOF_RGBI/DISP_W" office:value-type="float" office:value="0" calcext:value-type="float">
            <text:p>0</text:p>
          </table:table-cell>
          <table:table-cell table:formula="of:=[.C47]-[.G47]" office:value-type="float" office:value="0" calcext:value-type="float">
            <text:p>0</text:p>
          </table:table-cell>
          <table:table-cell table:formula="of:=[.D47]-40" office:value-type="float" office:value="0" calcext:value-type="float">
            <text:p>0</text:p>
          </table:table-cell>
          <table:table-cell table:formula="of:=[.D47]+[.E47]-[.F47]" office:value-type="float" office:value="0" calcext:value-type="float">
            <text:p>0</text:p>
          </table:table-cell>
          <table:table-cell table:formula="of:=DISP_H-[.E47]-[.G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9420</text:p>
          </table:table-cell>
          <table:table-cell office:value-type="string" calcext:value-type="string">
            <text:p>20f4b9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HEX2DEC([.A48])" office:value-type="float" office:value="34575392" calcext:value-type="float">
            <text:p>34575392</text:p>
          </table:table-cell>
          <table:table-cell table:formula="of:=HEX2DEC([.B48])" office:value-type="float" office:value="34556816" calcext:value-type="float">
            <text:p>34556816</text:p>
          </table:table-cell>
          <table:table-cell table:formula="of:=[.C48]-([.H48]-[.I48])/SIZEOF_RGBI/DISP_W" office:value-type="float" office:value="0" calcext:value-type="float">
            <text:p>0</text:p>
          </table:table-cell>
          <table:table-cell table:formula="of:=[.C48]-[.G48]" office:value-type="float" office:value="0" calcext:value-type="float">
            <text:p>0</text:p>
          </table:table-cell>
          <table:table-cell table:formula="of:=[.D48]-40" office:value-type="float" office:value="0" calcext:value-type="float">
            <text:p>0</text:p>
          </table:table-cell>
          <table:table-cell table:formula="of:=[.D48]+[.E48]-[.F48]" office:value-type="float" office:value="0" calcext:value-type="float">
            <text:p>0</text:p>
          </table:table-cell>
          <table:table-cell table:formula="of:=DISP_H-[.E48]-[.G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8808</text:p>
          </table:table-cell>
          <table:table-cell office:value-type="string" calcext:value-type="string">
            <text:p>20f4b9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HEX2DEC([.A49])" office:value-type="float" office:value="34572296" calcext:value-type="float">
            <text:p>34572296</text:p>
          </table:table-cell>
          <table:table-cell table:formula="of:=HEX2DEC([.B49])" office:value-type="float" office:value="34556816" calcext:value-type="float">
            <text:p>34556816</text:p>
          </table:table-cell>
          <table:table-cell table:formula="of:=[.C49]-([.H49]-[.I49])/SIZEOF_RGBI/DISP_W" office:value-type="float" office:value="0" calcext:value-type="float">
            <text:p>0</text:p>
          </table:table-cell>
          <table:table-cell table:formula="of:=[.C49]-[.G49]" office:value-type="float" office:value="0" calcext:value-type="float">
            <text:p>0</text:p>
          </table:table-cell>
          <table:table-cell table:formula="of:=[.D49]-40" office:value-type="float" office:value="0" calcext:value-type="float">
            <text:p>0</text:p>
          </table:table-cell>
          <table:table-cell table:formula="of:=[.D49]+[.E49]-[.F49]" office:value-type="float" office:value="0" calcext:value-type="float">
            <text:p>0</text:p>
          </table:table-cell>
          <table:table-cell table:formula="of:=DISP_H-[.E49]-[.G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7bf0</text:p>
          </table:table-cell>
          <table:table-cell office:value-type="string" calcext:value-type="string">
            <text:p>20f4b9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HEX2DEC([.A50])" office:value-type="float" office:value="34569200" calcext:value-type="float">
            <text:p>34569200</text:p>
          </table:table-cell>
          <table:table-cell table:formula="of:=HEX2DEC([.B50])" office:value-type="float" office:value="34556816" calcext:value-type="float">
            <text:p>34556816</text:p>
          </table:table-cell>
          <table:table-cell table:formula="of:=[.C50]-([.H50]-[.I50])/SIZEOF_RGBI/DISP_W" office:value-type="float" office:value="0" calcext:value-type="float">
            <text:p>0</text:p>
          </table:table-cell>
          <table:table-cell table:formula="of:=[.C50]-[.G50]" office:value-type="float" office:value="0" calcext:value-type="float">
            <text:p>0</text:p>
          </table:table-cell>
          <table:table-cell table:formula="of:=[.D50]-40" office:value-type="float" office:value="0" calcext:value-type="float">
            <text:p>0</text:p>
          </table:table-cell>
          <table:table-cell table:formula="of:=[.D50]+[.E50]-[.F50]" office:value-type="float" office:value="0" calcext:value-type="float">
            <text:p>0</text:p>
          </table:table-cell>
          <table:table-cell table:formula="of:=DISP_H-[.E50]-[.G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6fd8</text:p>
          </table:table-cell>
          <table:table-cell office:value-type="string" calcext:value-type="string">
            <text:p>20f4b9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HEX2DEC([.A51])" office:value-type="float" office:value="34566104" calcext:value-type="float">
            <text:p>34566104</text:p>
          </table:table-cell>
          <table:table-cell table:formula="of:=HEX2DEC([.B51])" office:value-type="float" office:value="34556816" calcext:value-type="float">
            <text:p>34556816</text:p>
          </table:table-cell>
          <table:table-cell table:formula="of:=[.C51]-([.H51]-[.I51])/SIZEOF_RGBI/DISP_W" office:value-type="float" office:value="0" calcext:value-type="float">
            <text:p>0</text:p>
          </table:table-cell>
          <table:table-cell table:formula="of:=[.C51]-[.G51]" office:value-type="float" office:value="0" calcext:value-type="float">
            <text:p>0</text:p>
          </table:table-cell>
          <table:table-cell table:formula="of:=[.D51]-40" office:value-type="float" office:value="0" calcext:value-type="float">
            <text:p>0</text:p>
          </table:table-cell>
          <table:table-cell table:formula="of:=[.D51]+[.E51]-[.F51]" office:value-type="float" office:value="0" calcext:value-type="float">
            <text:p>0</text:p>
          </table:table-cell>
          <table:table-cell table:formula="of:=DISP_H-[.E51]-[.G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63c0</text:p>
          </table:table-cell>
          <table:table-cell office:value-type="string" calcext:value-type="string">
            <text:p>20f4b9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HEX2DEC([.A52])" office:value-type="float" office:value="34563008" calcext:value-type="float">
            <text:p>34563008</text:p>
          </table:table-cell>
          <table:table-cell table:formula="of:=HEX2DEC([.B52])" office:value-type="float" office:value="34556816" calcext:value-type="float">
            <text:p>34556816</text:p>
          </table:table-cell>
          <table:table-cell table:formula="of:=[.C52]-([.H52]-[.I52])/SIZEOF_RGBI/DISP_W" office:value-type="float" office:value="0" calcext:value-type="float">
            <text:p>0</text:p>
          </table:table-cell>
          <table:table-cell table:formula="of:=[.C52]-[.G52]" office:value-type="float" office:value="0" calcext:value-type="float">
            <text:p>0</text:p>
          </table:table-cell>
          <table:table-cell table:formula="of:=[.D52]-40" office:value-type="float" office:value="0" calcext:value-type="float">
            <text:p>0</text:p>
          </table:table-cell>
          <table:table-cell table:formula="of:=[.D52]+[.E52]-[.F52]" office:value-type="float" office:value="0" calcext:value-type="float">
            <text:p>0</text:p>
          </table:table-cell>
          <table:table-cell table:formula="of:=DISP_H-[.E52]-[.G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57a8</text:p>
          </table:table-cell>
          <table:table-cell office:value-type="string" calcext:value-type="string">
            <text:p>20f4b9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HEX2DEC([.A53])" office:value-type="float" office:value="34559912" calcext:value-type="float">
            <text:p>34559912</text:p>
          </table:table-cell>
          <table:table-cell table:formula="of:=HEX2DEC([.B53])" office:value-type="float" office:value="34556816" calcext:value-type="float">
            <text:p>34556816</text:p>
          </table:table-cell>
          <table:table-cell table:formula="of:=[.C53]-([.H53]-[.I53])/SIZEOF_RGBI/DISP_W" office:value-type="float" office:value="0" calcext:value-type="float">
            <text:p>0</text:p>
          </table:table-cell>
          <table:table-cell table:formula="of:=[.C53]-[.G53]" office:value-type="float" office:value="0" calcext:value-type="float">
            <text:p>0</text:p>
          </table:table-cell>
          <table:table-cell table:formula="of:=[.D53]-40" office:value-type="float" office:value="0" calcext:value-type="float">
            <text:p>0</text:p>
          </table:table-cell>
          <table:table-cell table:formula="of:=[.D53]+[.E53]-[.F53]" office:value-type="float" office:value="0" calcext:value-type="float">
            <text:p>0</text:p>
          </table:table-cell>
          <table:table-cell table:formula="of:=DISP_H-[.E53]-[.G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20f4b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HEX2DEC([.A54])" office:value-type="float" office:value="34556816" calcext:value-type="float">
            <text:p>34556816</text:p>
          </table:table-cell>
          <table:table-cell table:formula="of:=HEX2DEC([.B54])" office:value-type="float" office:value="34556816" calcext:value-type="float">
            <text:p>34556816</text:p>
          </table:table-cell>
          <table:table-cell table:formula="of:=[.C54]-([.H54]-[.I54])/SIZEOF_RGBI/DISP_W" office:value-type="float" office:value="0" calcext:value-type="float">
            <text:p>0</text:p>
          </table:table-cell>
          <table:table-cell table:formula="of:=[.C54]-[.G54]" office:value-type="float" office:value="0" calcext:value-type="float">
            <text:p>0</text:p>
          </table:table-cell>
          <table:table-cell table:formula="of:=[.D54]-40" office:value-type="float" office:value="0" calcext:value-type="float">
            <text:p>0</text:p>
          </table:table-cell>
          <table:table-cell table:formula="of:=[.D54]+[.E54]-[.F54]" office:value-type="float" office:value="0" calcext:value-type="float">
            <text:p>0</text:p>
          </table:table-cell>
          <table:table-cell table:formula="of:=DISP_H-[.E54]-[.G54]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4" table:style-name="ta1">
        <table:table-column table:style-name="co25" table:number-columns-repeated="3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f2</text:p>
          </table:table-cell>
        </table:table-row>
        <table:table-row table:style-name="ro1">
          <table:table-cell office:value-type="float" office:value="7.5" calcext:value-type="float">
            <text:p>7.500</text:p>
          </table:table-cell>
          <table:table-cell office:value-type="float" office:value="0.75" calcext:value-type="float">
            <text:p>0.750</text:p>
          </table:table-cell>
          <table:table-cell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</table:table-row>
        <table:table-row table:style-name="ro1">
          <table:table-cell office:value-type="float" office:value="5" calcext:value-type="float">
            <text:p>5.000</text:p>
          </table:table-cell>
          <table:table-cell table:number-columns-repeated="2" office:value-type="float" office:value="0.5" calcext:value-type="float">
            <text:p>0.500</text:p>
          </table:table-cell>
          <table:table-cell office:value-type="float" office:value="5" calcext:value-type="float">
            <text:p>5.000</text:p>
          </table:table-cell>
        </table:table-row>
        <table:table-row table:style-name="ro1">
          <table:table-cell office:value-type="float" office:value="3.75" calcext:value-type="float">
            <text:p>3.75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00</text:p>
          </table:table-cell>
          <table:table-cell office:value-type="float" office:value="5" calcext:value-type="float">
            <text:p>5.000</text:p>
          </table:table-cell>
        </table:table-row>
        <table:table-row table:style-name="ro1">
          <table:table-cell office:value-type="float" office:value="3" calcext:value-type="float">
            <text:p>3.000</text:p>
          </table:table-cell>
          <table:table-cell office:value-type="float" office:value="0.3" calcext:value-type="float">
            <text:p>0.300</text:p>
          </table:table-cell>
          <table:table-cell office:value-type="float" office:value="0.5" calcext:value-type="float">
            <text:p>0.500</text:p>
          </table:table-cell>
          <table:table-cell office:value-type="float" office:value="5" calcext:value-type="float">
            <text:p>5.000</text:p>
          </table:table-cell>
        </table:table-row>
        <table:table-row table:style-name="ro1">
          <table:table-cell office:value-type="float" office:value="2.5" calcext:value-type="float">
            <text:p>2.500</text:p>
          </table:table-cell>
          <table:table-cell table:number-columns-repeated="2" office:value-type="float" office:value="0.25" calcext:value-type="float">
            <text:p>0.250</text:p>
          </table:table-cell>
          <table:table-cell office:value-type="float" office:value="2.5" calcext:value-type="float">
            <text:p>2.500</text:p>
          </table:table-cell>
        </table:table-row>
        <table:table-row table:style-name="ro1">
          <table:table-cell office:value-type="float" office:value="2.14" calcext:value-type="float">
            <text:p>2.140</text:p>
          </table:table-cell>
          <table:table-cell office:value-type="float" office:value="0.214" calcext:value-type="float">
            <text:p>0.214</text:p>
          </table:table-cell>
          <table:table-cell office:value-type="float" office:value="0.25" calcext:value-type="float">
            <text:p>0.250</text:p>
          </table:table-cell>
          <table:table-cell office:value-type="float" office:value="2.5" calcext:value-type="float">
            <text:p>2.500</text:p>
          </table:table-cell>
        </table:table-row>
        <table:table-row table:style-name="ro1">
          <table:table-cell office:value-type="float" office:value="1.87" calcext:value-type="float">
            <text:p>1.870</text:p>
          </table:table-cell>
          <table:table-cell office:value-type="float" office:value="0.187" calcext:value-type="float">
            <text:p>0.187</text:p>
          </table:table-cell>
          <table:table-cell office:value-type="float" office:value="0.2" calcext:value-type="float">
            <text:p>0.200</text:p>
          </table:table-cell>
          <table:table-cell office:value-type="float" office:value="2" calcext:value-type="float">
            <text:p>2.000</text:p>
          </table:table-cell>
        </table:table-row>
        <table:table-row table:style-name="ro1">
          <table:table-cell office:value-type="float" office:value="1.66" calcext:value-type="float">
            <text:p>1.660</text:p>
          </table:table-cell>
          <table:table-cell office:value-type="float" office:value="0.166" calcext:value-type="float">
            <text:p>0.166</text:p>
          </table:table-cell>
          <table:table-cell office:value-type="float" office:value="0.2" calcext:value-type="float">
            <text:p>0.200</text:p>
          </table:table-cell>
          <table:table-cell office:value-type="float" office:value="2" calcext:value-type="float">
            <text:p>2.000</text:p>
          </table:table-cell>
        </table:table-row>
        <table:table-row table:style-name="ro1">
          <table:table-cell office:value-type="float" office:value="1.5" calcext:value-type="float">
            <text:p>1.500</text:p>
          </table:table-cell>
          <table:table-cell office:value-type="float" office:value="0.15" calcext:value-type="float">
            <text:p>0.150</text:p>
          </table:table-cell>
          <table:table-cell office:value-type="float" office:value="0.2" calcext:value-type="float">
            <text:p>0.200</text:p>
          </table:table-cell>
          <table:table-cell office:value-type="float" office:value="2" calcext:value-type="float">
            <text:p>2.000</text:p>
          </table:table-cell>
        </table:table-row>
        <table:table-row table:style-name="ro1">
          <table:table-cell office:value-type="float" office:value="1.36" calcext:value-type="float">
            <text:p>1.36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" calcext:value-type="float">
            <text:p>0.200</text:p>
          </table:table-cell>
          <table:table-cell office:value-type="float" office:value="2" calcext:value-type="float">
            <text:p>2.000</text:p>
          </table:table-cell>
        </table:table-row>
        <table:table-row table:style-name="ro1">
          <table:table-cell office:value-type="float" office:value="1.25" calcext:value-type="float">
            <text:p>1.25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.25" calcext:value-type="float">
            <text:p>1.250</text:p>
          </table:table-cell>
        </table:table-row>
        <table:table-row table:style-name="ro1">
          <table:table-cell office:value-type="float" office:value="1.15" calcext:value-type="float">
            <text:p>1.15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5" calcext:value-type="float">
            <text:p>0.125</text:p>
          </table:table-cell>
          <table:table-cell office:value-type="float" office:value="1.25" calcext:value-type="float">
            <text:p>1.250</text:p>
          </table:table-cell>
        </table:table-row>
        <table:table-row table:style-name="ro1">
          <table:table-cell office:value-type="float" office:value="1.07" calcext:value-type="float">
            <text:p>1.070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1.25" calcext:value-type="float">
            <text:p>1.250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1" calcext:value-type="float">
            <text:p>1.000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BEZEL" table:base-cell-address="$'display objects'.$H$1" table:cell-range-address="$'display objects'.$I$2"/>
        <table:named-range table:name="DISP_H" table:base-cell-address="$'WFdisp_draw test'.$R$2" table:cell-range-address="$'WFdisp_draw test'.$R$2"/>
        <table:named-range table:name="DISP_W" table:base-cell-address="$'WFdisp_draw test'.$O$2" table:cell-range-address="$'WFdisp_draw test'.$Q$2"/>
        <table:named-range table:name="disp_width" table:base-cell-address="$first_point_to_first_x.$I$2" table:cell-range-address="$first_point_to_first_x.$I$2"/>
        <table:named-range table:name="LINE_H" table:base-cell-address="$'display objects'.$K$2" table:cell-range-address="$'display objects'.$L$2"/>
        <table:named-range table:name="RATIO" table:base-cell-address="$'display objects'.$I$2" table:cell-range-address="$'display objects'.$J$2"/>
        <table:named-range table:name="SCALE_H" table:base-cell-address="$'display objects'.$J$2" table:cell-range-address="$'display objects'.$K$2"/>
        <table:named-range table:name="SCOPE_DATA_SPAN_SIZE" table:base-cell-address="$first_point_to_first_x.$J$1" table:cell-range-address="$first_point_to_first_x.$J$2"/>
        <table:named-range table:name="SIZEOF_RGBI" table:base-cell-address="$'WFdisp_draw test'.$O$2" table:cell-range-address="$'WFdisp_draw test'.$P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 style:data-style-name="N2" text:time-value="15:25:47.040242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3T15:29:50.679860840</dc:date>
    <meta:editing-duration>PT6H11M9S</meta:editing-duration>
    <meta:editing-cycles>12</meta:editing-cycles>
    <meta:generator>LibreOffice/5.4.4.2$Linux_X86_64 LibreOffice_project/40$Build-2</meta:generator>
    <meta:document-statistic meta:table-count="4" meta:cell-count="932" meta:object-count="0"/>
  </office:meta>
</office:document-meta>
</file>